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iberation Serif"/>
    </style:style>
    <style:style style:name="P2" style:family="paragraph" style:parent-style-name="Text_20_body">
      <style:paragraph-properties fo:line-height="100%" fo:text-align="start" style:justify-single-word="false"/>
      <style:text-properties style:font-name="Liberation Serif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35228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12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 fo:padding="0in" fo:border="non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155cc" style:text-line-through-style="none" style:text-line-through-type="none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9" style:family="text">
      <style:text-properties officeooo:rsid="0013522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cf7bc3e2-7fff-a1b8-d3ac-f2ae350cbfe4"/>Default Styles</text:p>
      <text:p text:style-name="P2"/>
      <text:p text:style-name="P4">Default Styles</text:p>
      <text:list xml:id="list508498939" text:style-name="L1">
        <text:list-item>
          <text:p text:style-name="P5">Browsers have default styles which applies styles to elements<text:span text:style-name="T9">.</text:span></text:p>
          <text:list>
            <text:list-item>
              <text:p text:style-name="P5">h1 : bigger and bolder than regular text</text:p>
            </text:list-item>
            <text:list-item>
              <text:p text:style-name="P6">a : links are blue and underlined</text:p>
            </text:list-item>
            <text:list-item>
              <text:p text:style-name="P6">ul &amp; ol : both have padding surrounding them.</text:p>
            </text:list-item>
          </text:list>
        </text:list-item>
      </text:list>
      <text:p text:style-name="P2"/>
      <text:list xml:id="list2188156153" text:style-name="L2">
        <text:list-item>
          <text:p text:style-name="P7">The problem with default styles is that different browsers will style everything differently. There is no guarantee that the same style will be applied across browsers.</text:p>
        </text:list-item>
      </text:list>
      <text:p text:style-name="P2"/>
      <text:list xml:id="list2868216266" text:style-name="L3">
        <text:list-item>
          <text:p text:style-name="P8">To counter this, many developers start with a ‘CSS Reset’.</text:p>
          <text:list>
            <text:list-item>
              <text:p text:style-name="P8">This is a file that undoes browser defaults, so that every element behaves the same in every browser.</text:p>
            </text:list-item>
          </text:list>
        </text:list-item>
      </text:list>
      <text:p text:style-name="P2"/>
      <text:list xml:id="list738319329" text:style-name="L4">
        <text:list-item>
          <text:p text:style-name="P11"><text:span text:style-name="T1">You don’t </text:span><text:span text:style-name="T2">have</text:span><text:span text:style-name="T1"> to use a css reset, but it provides a stable foundation for CSS styles.</text:span></text:p>
        </text:list-item>
      </text:list>
      <text:p text:style-name="P2"/>
      <text:p text:style-name="P4">MeyerWeb: Reset CSS</text:p>
      <text:list xml:id="list875735253" text:style-name="L5">
        <text:list-item>
          <text:p text:style-name="P9">The goal of a reset stylesheet is to reduce browser inconsistencies in things like:</text:p>
          <text:list>
            <text:list-item>
              <text:p text:style-name="P9">Default line heights, margins and fonts of headings, etc.</text:p>
            </text:list-item>
          </text:list>
        </text:list-item>
      </text:list>
      <text:p text:style-name="P2"/>
      <text:list xml:id="list1727776546" text:style-name="L6">
        <text:list-item>
          <text:p text:style-name="P12"><text:span text:style-name="T5">Link to meyerweb reset: </text:span><text:a xlink:type="simple" xlink:href="https://meyerweb.com/eric/tools/css/reset/" text:style-name="Internet_20_link" text:visited-style-name="Visited_20_Internet_20_Link"><text:span text:style-name="T8">https://meyerweb.com/eric/tools/css/reset/</text:span></text:a></text:p>
        </text:list-item>
      </text:list>
      <text:p text:style-name="P2"/>
      <text:p text:style-name="P4">Normalize.css</text:p>
      <text:list xml:id="list88839119" text:style-name="L7">
        <text:list-item>
          <text:p text:style-name="P10">Normalize.css is a small CSS file that provides better cross-browser consistency in the default styling of HTML elements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7:49:58.402432437</meta:creation-date>
    <dc:date>2022-02-06T17:51:06.514529403</dc:date>
    <meta:editing-duration>PT1M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70" meta:character-count="992" meta:non-whitespace-character-count="850"/>
  </office:meta>
</office:document-meta>
</file>